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fo:color="#000000" fo:font-style="italic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fo:color="#000000" fo:font-style="italic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fo:color="#000000" fo:font-style="italic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My Rust class Note:</text:span></text:p>
      <text:p text:style-name="P1"><text:span text:style-name="T2"/></text:p>
      <text:p text:style-name="P1"><text:span text:style-name="T3">1.<text:s/></text:span><text:span text:style-name="T4">cargo new &lt;folder name&gt;<text:s/></text:span><text:span text:style-name="T5">This create a new folder including the cargo component (Cargo.toml)</text:span></text:p>
      <text:p text:style-name="P1"><text:span text:style-name="T6">2.</text:span><text:span text:style-name="T7"><text:s/></text:span><text:span text:style-name="T8">cargo run<text:s/></text:span><text:span text:style-name="T9"><text:s/>this will run the program</text:span></text:p>
      <text:p text:style-name="P1"><text:span text:style-name="T10">3. #![allow(non_snake_case)]<text:s/></text:span><text:span text:style-name="T11">This will allow you to have uppercase in your identifier. Must be included at the beginning of the script (at line 1).</text:span></text:p>
      <text:p text:style-name="P1"><text:span text:style-name="T11">4.<text:s/></text:span><text:span text:style-name="T12">rustfmt &lt;source file name&gt;<text:s/></text:span><text:span text:style-name="T13">This will automatically format the source file</text:span></text:p>
      <text:p text:style-name="P1"><text:span text:style-name="T13">5. </text:span></text:p>
      <text:p text:style-name="P1"><text:span text:style-name="T14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